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ddressing" style:family="table">
      <style:table-properties style:width="6.925in" table:align="margins"/>
    </style:style>
    <style:style style:name="Addressing.A" style:family="table-column">
      <style:table-column-properties style:column-width="2.3083in" style:rel-column-width="21845*"/>
    </style:style>
    <style:style style:name="Addressing.A1" style:family="table-cell">
      <style:table-cell-properties fo:padding="0.0382in" fo:border-left="0.0007in solid #000000" fo:border-right="none" fo:border-top="0.0007in solid #000000" fo:border-bottom="0.0007in solid #000000"/>
    </style:style>
    <style:style style:name="Addressing.C1" style:family="table-cell">
      <style:table-cell-properties fo:padding="0.0382in" fo:border="0.0007in solid #000000"/>
    </style:style>
    <style:style style:name="Addressing.A2" style:family="table-cell">
      <style:table-cell-properties fo:padding="0.0382in" fo:border-left="0.0007in solid #000000" fo:border-right="none" fo:border-top="none" fo:border-bottom="0.0007in solid #000000"/>
    </style:style>
    <style:style style:name="Addressing.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fo:break-before="page"/>
      <style:text-properties fo:font-size="14pt" style:font-size-asian="14pt" style:font-size-complex="14pt"/>
    </style:style>
    <style:style style:name="P10" style:family="paragraph" style:parent-style-name="Standard">
      <style:paragraph-properties fo:text-align="start" style:justify-single-word="false" fo:break-before="page"/>
      <style:text-properties fo:font-size="18pt" style:text-underline-style="none" style:font-size-asian="18pt" style:font-size-complex="18pt"/>
    </style:style>
    <style:style style:name="P11" style:family="paragraph" style:parent-style-name="Text_20_body">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4" style:family="paragraph" style:parent-style-name="Text_20_body">
      <style:text-properties style:text-outline="false" style:text-line-through-style="none" style:font-name="Times New Roman"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P15" style:family="paragraph" style:parent-style-name="Table_20_Heading">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2pt" style:font-size-asian="12pt" style:font-size-complex="12pt"/>
    </style:style>
    <style:style style:name="P17" style:family="paragraph" style:parent-style-name="Text_20_body" style:list-style-name="L1">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8" style:family="paragraph" style:parent-style-name="Heading_20_2">
      <style:text-properties fo:font-size="18pt" style:font-size-asian="18pt" style:font-size-complex="18pt"/>
    </style:style>
    <style:style style:name="P19" style:family="paragraph" style:parent-style-name="Heading_20_1">
      <style:paragraph-properties fo:text-align="center" style:justify-single-word="false"/>
      <style:text-properties fo:font-size="10pt" style:font-size-asian="10pt" style:font-size-complex="10pt"/>
    </style:style>
    <style:style style:name="P20" style:family="paragraph" style:parent-style-name="Heading_20_1">
      <style:text-properties fo:font-size="18pt" fo:font-weight="bold" style:font-size-asian="18pt" style:font-weight-asian="bold" style:font-size-complex="18pt" style:font-weight-complex="bold"/>
    </style:style>
    <style:style style:name="P21" style:family="paragraph" style:parent-style-name="Heading_20_1">
      <style:text-properties fo:font-size="18pt" style:font-size-asian="18pt" style:font-size-complex="18pt"/>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font-size="18pt" style:font-size-asian="18pt" style:font-size-complex="18pt"/>
    </style:style>
    <style:style style:name="P24" style:family="paragraph" style:parent-style-name="Heading_20_1">
      <style:paragraph-properties fo:text-align="start" style:justify-single-word="false" fo:break-before="page"/>
      <style:text-properties fo:font-size="18pt" style:text-underline-style="none" fo:font-weight="normal" style:font-size-asian="18pt" style:font-weight-asian="normal" style:font-size-complex="18pt" style:font-weight-complex="normal"/>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text-outline="false" style:text-line-through-style="none" style:font-name="Times New Roman"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text-emphasize="none" style:text-overline-style="none" style:text-overline-color="font-color"/>
    </style:style>
    <style:style style:name="T2" style:family="text">
      <style:text-properties style:text-outline="false" style:text-line-through-style="none"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ATMakers</text:p>
      <text:p text:style-name="P7">SwitchBoard</text:p>
      <text:p text:style-name="P6">Relay</text:p>
      <text:p text:style-name="P6">FeatherWing</text:p>
      <text:h text:style-name="P19" text:outline-level="1"/>
      <text:p text:style-name="P7">User's Guide</text:p>
      <text:p text:style-name="P1"/>
      <text:p text:style-name="P5">For Board Rev A (1.0) and B</text:p>
      <text:p text:style-name="P5"/>
      <text:p text:style-name="P8">Document <text:span text:style-name="T4">DRAFT</text:span> Version 1.0</text:p>
      <text:p text:style-name="P8">2018-09-20</text:p>
      <text:p text:style-name="P9"/>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Introduction<text:tab/>3</text:p>
          <text:p text:style-name="P26">Applications<text:tab/>3</text:p>
          <text:p text:style-name="P25">Switch Router<text:tab/>3</text:p>
          <text:p text:style-name="P25">Mobility Device Controller<text:tab/>3</text:p>
          <text:p text:style-name="P25">Notification / Alerting<text:tab/>3</text:p>
          <text:p text:style-name="P26">Configuration and Interfacing<text:tab/>4</text:p>
          <text:p text:style-name="P25">Addressing<text:tab/>4</text:p>
          <text:p text:style-name="P25">Relay Interfacing<text:tab/>4</text:p>
          <text:p text:style-name="P25">Current Sensor Interfacing<text:tab/>4</text:p>
          <text:p text:style-name="P25">GPIO Expander Pins<text:tab/>4</text:p>
          <text:p text:style-name="P25">Power and I2C Lines<text:tab/>4</text:p>
          <text:p text:style-name="P26">Components<text:tab/>5</text:p>
          <text:p text:style-name="P25">Relays<text:tab/>5</text:p>
          <text:p text:style-name="P25">GPIO Expander<text:tab/>5</text:p>
          <text:p text:style-name="P25">Relay Drivers<text:tab/>5</text:p>
          <text:p text:style-name="P25">Current Sensor<text:tab/>5</text:p>
          <text:p text:style-name="P25">Reset Switch<text:tab/>5</text:p>
          <text:p text:style-name="P25">Power LED<text:tab/>5</text:p>
          <text:p text:style-name="P26">Software<text:tab/>6</text:p>
          <text:p text:style-name="P25">Library<text:tab/>6</text:p>
          <text:p text:style-name="P25">Examples<text:tab/>6</text:p>
          <text:p text:style-name="P26">Resources Used<text:tab/>7</text:p>
          <text:p text:style-name="P25">Voltage<text:tab/>7</text:p>
          <text:p text:style-name="P25">Current<text:tab/>7</text:p>
          <text:p text:style-name="P25">Ratings<text:tab/>7</text:p>
          <text:p text:style-name="P26">Photographs &amp; Diagrams<text:tab/>7</text:p>
          <text:p text:style-name="P26">Schematics for Switch Routers<text:tab/>7</text:p>
        </text:index-body>
      </text:table-of-content>
      <text:p text:style-name="P3"/>
      <text:section text:style-name="Sect1" text:name="Introduction">
        <text:p text:style-name="P10"/>
      </text:section>
      <text:h text:style-name="P20" text:outline-level="1">Introduction</text:h>
      <text:p text:style-name="P11">The ATMakers' SwitchBoard is a set of five relays and a current sensor arranged on a FeatherWing form factor PC board. An attached Feather micro-controller can control each of the five relays independently and read the current flowing through the current sensor terminals. A GPIO Expander facilitates the control of the relays via the I2C bus, thus freeing up any I/O pins that would be used otherwise. </text:p>
      <text:p text:style-name="P11">The relays are double-pole, double-throw latching relays. Relay and current sensor I/O is available via solder terminals at the sides of the board where screw terminals, headers, or point-to-point wiring can be soldered.</text:p>
      <text:p text:style-name="P11">Up to four SwitchBoards can be addressed on one I2C bus thereby allowing one Feather to control up to twenty DPDT latching relays.</text:p>
      <text:p text:style-name="P11">The SwitchBoard concept was proposed by Bill Binko of ATMakers.org.</text:p>
      <text:h text:style-name="P20" text:outline-level="1">Applications</text:h>
      <text:h text:style-name="Heading_20_2" text:outline-level="2">Switch Router</text:h>
      <text:p text:style-name="Text_20_body">One of the primary applications of the SwitchBoard is to steer AT switch input to different devices as selected by the user. Current options are a 2x3 router where (2) switches (e.g., Sip and Puff/Bite) can be connected to one of three devices. A 1x6 router (one switch to six devices) is also available.</text:p>
      <text:p text:style-name="Text_20_body">Device-to-Switch circuits are routed through the isolated relay contacts (and maybe the current sensor) only – no reading or retransmission of signals via the micro-controller is necessary. This largely eliminates any delay and concerns regarding voltage levels, grounding, or whatever signals a device might send through the switch.</text:p>
      <text:h text:style-name="Heading_20_2" text:outline-level="2">Mobility Device Controller</text:h>
      <text:p text:style-name="Text_20_body">The five relays can facilitate communications with a mobility device controller, allowing movement in each direction.</text:p>
      <text:h text:style-name="Heading_20_2" text:outline-level="2">Notification / Alerting</text:h>
      <text:p text:style-name="Text_20_body">Notifications and alerts received by a Feather can be conveyed to a user by activating a relay that turns on the appropriate indicator device(s).</text:p>
      <text:h text:style-name="P21" text:outline-level="1"/>
      <text:h text:style-name="P23" text:outline-level="1">Configuration and Interfacing</text:h>
      <text:h text:style-name="P18" text:outline-level="2">Addressing</text:h>
      <text:p text:style-name="P12">Two address pads on the underside of the board ground the A1 and A0 address lines. The grounding trace between the pads can be cut to allow an address line to be pulled high. A short piece of wire can be soldered across the pads to reconnect the address lines to ground. Each SwitchBard should have a unique address when used with othe SwitchBoards on the same I2C bus.</text:p>
      <table:table table:name="Addressing" table:style-name="Addressing">
        <table:table-column table:style-name="Addressing.A" table:number-columns-repeated="3"/>
        <table:table-header-rows>
          <table:table-row>
            <table:table-cell table:style-name="Addressing.A1" office:value-type="string">
              <text:p text:style-name="P15">A1</text:p>
            </table:table-cell>
            <table:table-cell table:style-name="Addressing.A1" office:value-type="string">
              <text:p text:style-name="P15">A0</text:p>
            </table:table-cell>
            <table:table-cell table:style-name="Addressing.C1" office:value-type="string">
              <text:p text:style-name="P15">Address</text:p>
            </table:table-cell>
          </table:table-row>
        </table:table-header-rows>
        <table:table-row>
          <table:table-cell table:style-name="Addressing.A2" office:value-type="string">
            <text:p text:style-name="P16">Grounded</text:p>
          </table:table-cell>
          <table:table-cell table:style-name="Addressing.A2" office:value-type="string">
            <text:p text:style-name="P16">Grounded</text:p>
          </table:table-cell>
          <table:table-cell table:style-name="Addressing.C2" office:value-type="float" office:value="0">
            <text:p text:style-name="P16">0</text:p>
          </table:table-cell>
        </table:table-row>
        <table:table-row>
          <table:table-cell table:style-name="Addressing.A2" office:value-type="string">
            <text:p text:style-name="P16">Grounded</text:p>
          </table:table-cell>
          <table:table-cell table:style-name="Addressing.A2" office:value-type="string">
            <text:p text:style-name="P16">Cut</text:p>
          </table:table-cell>
          <table:table-cell table:style-name="Addressing.C2" office:value-type="float" office:value="1">
            <text:p text:style-name="P16">1</text:p>
          </table:table-cell>
        </table:table-row>
        <table:table-row>
          <table:table-cell table:style-name="Addressing.A2" office:value-type="string">
            <text:p text:style-name="P16">Cut</text:p>
          </table:table-cell>
          <table:table-cell table:style-name="Addressing.A2" office:value-type="string">
            <text:p text:style-name="P16">Grounded</text:p>
          </table:table-cell>
          <table:table-cell table:style-name="Addressing.C2" office:value-type="float" office:value="2">
            <text:p text:style-name="P16">2</text:p>
          </table:table-cell>
        </table:table-row>
        <table:table-row>
          <table:table-cell table:style-name="Addressing.A2" office:value-type="string">
            <text:p text:style-name="P16">Cut</text:p>
          </table:table-cell>
          <table:table-cell table:style-name="Addressing.A2" office:value-type="string">
            <text:p text:style-name="P16">Cut</text:p>
          </table:table-cell>
          <table:table-cell table:style-name="Addressing.C2" office:value-type="float" office:value="3">
            <text:p text:style-name="P16">3</text:p>
          </table:table-cell>
        </table:table-row>
      </table:table>
      <text:p text:style-name="P12"><text:s/></text:p>
      <text:h text:style-name="P18" text:outline-level="2">Relay Interfacing</text:h>
      <text:p text:style-name="Text_20_body">There is no external access to the relay set and reset coils. All switch contacts, NO, COM, NC x 10 are accessed via the through-hole solder points along the sides of the board. Labels are on the underside of the board. This isolates the device-to-switch circuit from the SwitchBoard and Feather electronics. Contact current should not exceed 2A. </text:p>
      <text:p text:style-name="Text_20_body"><text:span text:style-name="T4">Voltages above 24V (DC or rms AC) are strongly discouraged</text:span> as this device is intended for low voltage use and no safety provisions have been made for high voltage use, nor have these boards been tested at significantly higher voltages. <text:span text:style-name="T4">The potential for equipment damage and harmful electric shock to humans exists at higher voltages.</text:span></text:p>
      <text:h text:style-name="P18" text:outline-level="2">Current Sensor Interfacing</text:h>
      <text:p text:style-name="P12">The current sensor sensor measures the current between the V+ and V- terminals as the current goes through a 0.1 Ohm current shunt resistor.</text:p>
      <text:p text:style-name="P12">Some models may include a GND terminal that allows the voltage and V+ and V- to be measured <text:span text:style-name="T5">IF</text:span> the source voltage references the same ground as the SwitchBoard. <text:span text:style-name="T4">If a different ground is referenced, or the grounds are not co-located in the general vicinity of each other, DO NOT CONNECT THE GND terminal as ground loops may form and damage the SwitchBoard, Feather, and other equipment connected by means other than the relay contacts.</text:span></text:p>
      <text:h text:style-name="P18" text:outline-level="2">GPIO Expander Pins</text:h>
      <text:p text:style-name="P12">Unused I/O pins and the port interrupt pins are availbe at the 2x4 header.</text:p>
      <text:h text:style-name="P18" text:outline-level="2">Power and I2C Lines</text:h>
      <text:p text:style-name="P12">The 3.3VDC, Ground, SDA and SCL lines are available at the 2x2 header.</text:p>
      <text:h text:style-name="P23" text:outline-level="1">Components</text:h>
      <text:h text:style-name="P18" text:outline-level="2">Relays</text:h>
      <text:p text:style-name="P12"><text:span text:style-name="T3">Kemet</text:span> <text:span text:style-name="T2">EE2-3TNUH-L</text:span></text:p>
      <text:list xml:id="list1197878606394681138" text:style-name="L1">
        <text:list-item>
          <text:p text:style-name="P17">Non-volatile, latching relay contacts (set &amp; reset for NO and NC closure respectively).</text:p>
        </text:list-item>
        <text:list-item>
          <text:p text:style-name="P17">Double-pole, double-throw (DPDT, or two Form C) contacts where both poles operate in tandem to connect the common (CO) terminals to the normally open (NO) or normally closed (NC) contacts when set or reset respectively.</text:p>
        </text:list-item>
      </text:list>
      <text:h text:style-name="Heading_20_2" text:outline-level="2">GPIO Expander</text:h>
      <text:p text:style-name="P12">Microchip <text:span text:style-name="T2">MCP23017-E/SS</text:span></text:p>
      <text:p text:style-name="P13">This is an I2C device that provides two general purpose bidirectional 8-bit I/O ports. Ten of these pins are used to trigger the relay drivers to turn on the set and reset coils of the five relays. The six remaining, unused pins, along with the port A and port B interrupt pins, are available for use and accessible at the 2x4 pin header.</text:p>
      <text:h text:style-name="Heading_20_2" text:outline-level="2">Relay Drivers</text:h>
      <text:p text:style-name="Text_20_body">Texas Instruments <text:span text:style-name="T1">ULN2003ANSR</text:span></text:p>
      <text:p text:style-name="P14">These chips provides low-side switching of the relay coils via a Darlington pair transistor configuration. An integrated snubber or flyback diode to suppress inductive voltage transients when the coils are switched off.</text:p>
      <text:h text:style-name="Heading_20_2" text:outline-level="2">Current Sensor</text:h>
      <text:p text:style-name="Text_20_body">Microchip INA-219AIDR</text:p>
      <text:p text:style-name="Text_20_body">The INA219 is a high-side current shunt monitor. Current between the V+ and V- terminals is routed through a 0.1 Ohm resistor. The resistor voltage is sampled and the current computed (current = voltage / resistance) and reported back to the micro-controller on request.</text:p>
      <text:p text:style-name="Text_20_body">Current should not exceed 3.1 amps (DC or AC rms). Voltages referenced to a common ground should be between -0.3 and +26 VDC.</text:p>
      <text:h text:style-name="Heading_20_2" text:outline-level="2">Reset Switch</text:h>
      <text:p text:style-name="Text_20_body">A reset switch is provided that resets the GPIO Expander and the Feather board. The relays are not reset by the switch but may be reinitialized by Feather software.</text:p>
      <text:h text:style-name="Heading_20_2" text:outline-level="2">Power LED</text:h>
      <text:p text:style-name="Text_20_body">A green LED indicates that the SwitchBoard FeatherWing has power (3.3V).</text:p>
      <text:h text:style-name="Heading_20_1" text:outline-level="1"/>
      <text:h text:style-name="P23" text:outline-level="1">Software</text:h>
      <text:h text:style-name="Heading_20_2" text:outline-level="2">Library</text:h>
      <text:p text:style-name="Text_20_body"/>
      <text:h text:style-name="Heading_20_2" text:outline-level="2">Examples</text:h>
      <text:h text:style-name="Heading_20_1" text:outline-level="1"/>
      <text:h text:style-name="P22" text:outline-level="1">Resources Used</text:h>
      <text:h text:style-name="Heading_20_2" text:outline-level="2">Voltage</text:h>
      <text:h text:style-name="Heading_20_2" text:outline-level="2">Current</text:h>
      <text:h text:style-name="Heading_20_2" text:outline-level="2">Ratings</text:h>
      <text:p text:style-name="P2"/>
      <text:h text:style-name="Heading_20_1" text:outline-level="1">Photographs &amp; Diagrams</text:h>
      <text:h text:style-name="Heading_20_1" text:outline-level="1">Schematics for Switch Routers</text:h>
      <text:p text:style-name="Text_20_body"/>
      <text:p text:style-name="Text_20_body">GitHub &amp; ATMakers.org links</text:p>
      <text:p text:style-name="Text_20_body">Eagle files &amp; Gerber config, zip files</text:p>
      <text:p text:style-name="Text_20_body">Board Revisions </text:p>
      <text:p text:style-name="P2"/>
      <text:h text:style-name="P24" text:outline-level="1"/>
      <text:alphabetical-index text:style-name="Sect1"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Index</text:p>
          </text:index-title>
        </text:index-body>
      </text:alphabetical-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Jordan</meta:initial-creator>
    <meta:creation-date>2018-08-29T09:28:46.14</meta:creation-date>
    <dc:date>2018-09-20T00:52:19.98</dc:date>
    <dc:creator>John Jordan</dc:creator>
    <meta:editing-duration>PT4H13M56S</meta:editing-duration>
    <meta:editing-cycles>30</meta:editing-cycles>
    <meta:generator>OpenOffice/4.1.5$Win32 OpenOffice.org_project/415m1$Build-9789</meta:generator>
    <meta:document-statistic meta:table-count="1" meta:image-count="0" meta:object-count="0" meta:page-count="8" meta:paragraph-count="110" meta:word-count="1027" meta:character-count="6182"/>
  </office:meta>
</office:document-meta>
</file>